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T-Extra" svg:font-family="MT-Extra"/>
    <style:font-face style:name="SymbolMT" svg:font-family="SymbolMT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1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1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fo:color="#000000" style:font-name="SymbolMT" fo:font-size="12pt" style:font-name-asian="SymbolMT" style:font-size-asian="12pt" style:font-name-complex="SymbolMT" style:font-size-complex="12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fo:color="#ff0000" style:font-name="Times New Roman1" fo:font-size="16pt" style:font-name-asian="Times New Roman1" style:font-size-asian="16pt" style:font-name-complex="Times New Roman1" style:font-size-complex="16pt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fo:color="#0000ff"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 style:list-style-name="">
      <style:paragraph-properties fo:text-align="start" style:justify-single-word="false" style:text-autospace="none"/>
      <style:text-properties fo:color="#00b150" style:font-name="Times New Roman1" fo:font-size="12pt" style:font-name-asian="Times New Roman1" style:font-size-asian="12pt" style:font-name-complex="Times New Roman1" style:font-size-complex="12pt"/>
    </style:style>
    <style:style style:name="P9" style:family="paragraph" style:parent-style-name="Standard" style:list-style-name="">
      <style:paragraph-properties fo:text-align="start" style:justify-single-word="false" style:text-autospace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6.5pt" fo:font-style="italic" style:font-size-asian="6.5pt" style:font-style-asian="italic" style:font-size-complex="6.5pt" style:font-style-complex="italic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style:font-name="MT-Extra" fo:font-size="12pt" style:font-name-asian="MT-Extra" style:font-size-asian="12pt" style:font-name-complex="MT-Extra" style:font-size-complex="12pt"/>
    </style:style>
    <style:style style:name="T8" style:family="text">
      <style:text-properties style:font-name="SymbolMT" fo:font-size="12pt" style:font-name-asian="SymbolMT" style:font-size-asian="12pt" style:font-name-complex="SymbolMT" style:font-size-complex="12pt"/>
    </style:style>
    <style:style style:name="T9" style:family="text">
      <style:text-properties fo:color="#ff0000" fo:font-size="12pt" style:font-size-asian="12pt" style:font-size-complex="12pt"/>
    </style:style>
    <style:style style:name="T10" style:family="text">
      <style:text-properties fo:color="#ff0000" fo:font-size="12pt" fo:font-style="italic" style:font-size-asian="12pt" style:font-style-asian="italic" style:font-size-complex="12pt" style:font-style-complex="italic"/>
    </style:style>
    <style:style style:name="T11" style:family="text">
      <style:text-properties fo:color="#00b150" fo:font-size="12pt" style:font-size-asian="12pt" style:font-size-complex="12pt"/>
    </style:style>
    <style:style style:name="T12" style:family="text">
      <style:text-properties fo:color="#00b150" fo:font-size="12pt" fo:font-style="italic" style:font-size-asian="12pt" style:font-style-asian="italic" style:font-size-complex="12pt" style:font-style-complex="italic"/>
    </style:style>
    <style:style style:name="T13" style:family="text">
      <style:text-properties fo:color="#000000" style:font-name="SymbolMT" fo:font-size="12pt" style:font-name-asian="SymbolMT" style:font-size-asian="12pt" style:font-name-complex="SymbolMT" style:font-size-complex="12pt"/>
    </style:style>
    <style:style style:name="T1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4">FONCTIONS</text:span></text:p>
      <text:p text:style-name="P6"><text:span text:style-name="T14"/></text:p>
      <text:p text:style-name="P7">1) Notion de fonction</text:p>
      <text:p text:style-name="P7"/>
      <text:p text:style-name="P1"><text:span text:style-name="T3">Définition </text:span><text:span text:style-name="T5">: On appelle fonction de la variable </text:span><text:span text:style-name="T4">x </text:span><text:span text:style-name="T5">tout procédé qui, à chaque nombre </text:span><text:span text:style-name="T4">x</text:span><text:span text:style-name="T5">, associe un unique nombre.</text:span></text:p>
      <text:p text:style-name="P1"><text:span text:style-name="T5"/></text:p>
      <text:p text:style-name="P1"><text:span text:style-name="T3">Exemple </text:span><text:span text:style-name="T5">: La fonction "carré" est le procédé qui à tout nombre </text:span><text:span text:style-name="T4">x </text:span><text:span text:style-name="T5">associe </text:span><text:span text:style-name="T4">x</text:span><text:span text:style-name="T6">2 </text:span><text:span text:style-name="T5">. On peut nommer cette</text:span></text:p>
      <text:p text:style-name="P1"><text:span text:style-name="T5">fonction à l'aide d'une lettre, par exemple </text:span><text:span text:style-name="T4">f</text:span><text:span text:style-name="T5">.</text:span></text:p>
      <text:p text:style-name="P1"><text:span text:style-name="T4">f </text:span><text:span text:style-name="T5">: </text:span><text:span text:style-name="T4">x</text:span><text:span text:style-name="T7"> </text:span><text:span text:style-name="T4">x</text:span><text:span text:style-name="T6">2</text:span></text:p>
      <text:p text:style-name="P1"><text:span text:style-name="T5">A </text:span><text:span text:style-name="T4">x</text:span><text:span text:style-name="T5">, on associe </text:span><text:span text:style-name="T4">x</text:span><text:span text:style-name="T6">2 </text:span><text:span text:style-name="T5">. On note aussi </text:span><text:span text:style-name="T4">f </text:span><text:span text:style-name="T5">(</text:span><text:span text:style-name="T4">x</text:span><text:span text:style-name="T5">) </text:span><text:span text:style-name="T8"> </text:span><text:span text:style-name="T4">x</text:span><text:span text:style-name="T6">2 </text:span><text:span text:style-name="T5">.</text:span></text:p>
      <text:p text:style-name="P1"><text:span text:style-name="T5">A 4, on associe 16. On note alors </text:span><text:span text:style-name="T4">f </text:span><text:span text:style-name="T5">(4) </text:span><text:span text:style-name="T8"></text:span><text:span text:style-name="T5">16 . On dit que l'image de 4 par la fonction </text:span><text:span text:style-name="T4">f </text:span><text:span text:style-name="T5">est 16, ou bien que 4 est un antécédent de 16 par la fonction </text:span><text:span text:style-name="T4">f</text:span><text:span text:style-name="T5">.</text:span></text:p>
      <text:p text:style-name="P1"><text:span text:style-name="T5"/></text:p>
      <text:p text:style-name="P3">Remarques</text:p>
      <text:p text:style-name="P3"/>
      <text:p text:style-name="P2">Un nombre ne peut avoir qu'une seule image (voir la définition).</text:p>
      <text:p text:style-name="P2">Un nombre peut avoir aucun, un seul, ou plusieurs antécédents. Reprenons l'exemple précédent :</text:p>
      <text:p text:style-name="P2"/>
      <text:p text:style-name="P1"><text:span text:style-name="T5">16 a deux antécédents, qui sont 4 et </text:span><text:span text:style-name="T8"></text:span><text:span text:style-name="T5">4 . En effet, 4</text:span><text:span text:style-name="T6">2 </text:span><text:span text:style-name="T8"></text:span><text:span text:style-name="T5">16 et (</text:span><text:span text:style-name="T8"></text:span><text:span text:style-name="T5">4)</text:span><text:span text:style-name="T6">2 </text:span><text:span text:style-name="T8"></text:span><text:span text:style-name="T5">16 .</text:span></text:p>
      <text:p text:style-name="P2">0 a un seul antécédent qui est 0.</text:p>
      <text:p text:style-name="P1"><text:span text:style-name="T8"></text:span><text:span text:style-name="T5">2 n'a pas d'antécédents car le carré d'un nombre ne peut pas être négatif.</text:span></text:p>
      <text:p text:style-name="P1"><text:span text:style-name="T5"/></text:p>
      <text:p text:style-name="P1"><text:span text:style-name="T5"/></text:p>
      <text:p text:style-name="P7">2) Définir une fonction à l'aide d'un graphique</text:p>
      <text:p text:style-name="P7"/>
      <text:p text:style-name="P1"><text:span text:style-name="T5">On appelle </text:span><text:span text:style-name="T4">f </text:span><text:span text:style-name="T5">la fonction définie par le</text:span></text:p>
      <text:p text:style-name="P2">graphique ci-contre.</text:p>
      <text:p text:style-name="P1"><text:span text:style-name="T9">L'image de 2 par la fonction </text:span><text:span text:style-name="T10">f </text:span><text:span text:style-name="T9">est -1.</text:span></text:p>
      <text:p text:style-name="P1"><text:span text:style-name="T11">Les antécédents de 2 par la fonction </text:span><text:span text:style-name="T12">f </text:span><text:span text:style-name="T11">sont 1</text:span></text:p>
      <text:p text:style-name="P8">et 5.</text:p>
      <text:p text:style-name="P1"><text:span text:style-name="T1"/></text:p>
      <text:p text:style-name="P7">3) Définir une fonction à l'aide d'un tableau</text:p>
      <text:p text:style-name="P7"/>
      <text:p text:style-name="P1"><text:span text:style-name="T5">On considère la fonction </text:span><text:span text:style-name="T4">f </text:span><text:span text:style-name="T5">définie à l'aide du tableau :</text:span></text:p>
      <text:p text:style-name="P1"><text:span text:style-name="T4">x </text:span><text:span text:style-name="T5">0 1 2 3 4 5 6</text:span></text:p>
      <text:p text:style-name="P1"><text:span text:style-name="T4">f </text:span><text:span text:style-name="T5">(</text:span><text:span text:style-name="T4">x</text:span><text:span text:style-name="T5">) </text:span><text:span text:style-name="T8"></text:span><text:span text:style-name="T5">2 4 0 2,7 </text:span><text:span text:style-name="T8"></text:span><text:span text:style-name="T5">1,6 0 8</text:span></text:p>
      <text:p text:style-name="P1"><text:span text:style-name="T5">L'image de 4 par la fonction </text:span><text:span text:style-name="T4">f </text:span><text:span text:style-name="T5">est </text:span><text:span text:style-name="T8"></text:span><text:span text:style-name="T5">1,6.</text:span></text:p>
      <text:p text:style-name="P1"><text:span text:style-name="T5">L'antécédent de 2,7 par la fonction </text:span><text:span text:style-name="T4">f </text:span><text:span text:style-name="T5">est 3.</text:span></text:p>
      <text:p text:style-name="P1"><text:span text:style-name="T5"/></text:p>
      <text:p text:style-name="P7">4) Définir une fonction avec une formule</text:p>
      <text:p text:style-name="P7"/>
      <text:p text:style-name="P2">On considère le procédé de calcul suivant :</text:p>
      <text:p text:style-name="P1"><text:span text:style-name="T8"> </text:span><text:span text:style-name="T5">choisir un nombre ;</text:span></text:p>
      <text:p text:style-name="P1"><text:span text:style-name="T8"> </text:span><text:span text:style-name="T5">lui ajouter 3 ;</text:span></text:p>
      <text:p text:style-name="P1"><text:span text:style-name="T8"> </text:span><text:span text:style-name="T5">multiplier le nombre obtenu par 2.</text:span></text:p>
      <text:p text:style-name="P2">La fonction correspondant à ce procédé de calcul est :</text:p>
      <text:p text:style-name="P1"><text:span text:style-name="T4">f </text:span><text:span text:style-name="T5">: </text:span><text:span text:style-name="T4">x</text:span><text:span text:style-name="T7"></text:span><text:span text:style-name="T5">2(</text:span><text:span text:style-name="T4">x </text:span><text:span text:style-name="T8"> </text:span><text:span text:style-name="T5">3) (notée aussi </text:span><text:span text:style-name="T4">f </text:span><text:span text:style-name="T5">(</text:span><text:span text:style-name="T4">x</text:span><text:span text:style-name="T5">) </text:span><text:span text:style-name="T8"> </text:span><text:span text:style-name="T5">2(</text:span><text:span text:style-name="T4">x </text:span><text:span text:style-name="T8"> </text:span><text:span text:style-name="T5">3) ).</text:span></text:p>
      <text:p text:style-name="P1"><text:span text:style-name="T5">L'image de 2 par la fonction </text:span><text:span text:style-name="T4">f </text:span><text:span text:style-name="T5">est 10 car </text:span><text:span text:style-name="T4">f </text:span><text:span text:style-name="T5">(2) </text:span><text:span text:style-name="T8"> </text:span><text:span text:style-name="T5">2</text:span><text:span text:style-name="T8"></text:span><text:span text:style-name="T5">(2 </text:span><text:span text:style-name="T8"> </text:span><text:span text:style-name="T5">3) </text:span><text:span text:style-name="T8"> </text:span><text:span text:style-name="T5">2</text:span><text:span text:style-name="T8"></text:span><text:span text:style-name="T5">5 </text:span><text:span text:style-name="T8"></text:span><text:span text:style-name="T5">10 .</text:span></text:p>
      <text:p text:style-name="P1"><text:span text:style-name="T5">Quel est l'antécédent de 4 par la fonction </text:span><text:span text:style-name="T4">f </text:span><text:span text:style-name="T5">?</text:span></text:p>
      <text:p text:style-name="P1"><text:soft-page-break/><text:span text:style-name="T5">On cherche </text:span><text:span text:style-name="T4">x </text:span><text:span text:style-name="T5">tel que 2(</text:span><text:span text:style-name="T4">x </text:span><text:span text:style-name="T8"> </text:span><text:span text:style-name="T5">3) </text:span><text:span text:style-name="T8"> </text:span><text:span text:style-name="T5">4</text:span></text:p>
      <text:p text:style-name="P2">2 x+6= 4</text:p>
      <text:p text:style-name="P2">2x= -2</text:p>
      <text:p text:style-name="P2">x= -1</text:p>
      <text:p text:style-name="P9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T-Extra" svg:font-family="MT-Extra"/>
    <style:font-face style:name="SymbolMT" svg:font-family="SymbolMT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55S</meta:editing-duration>
    <meta:editing-cycles>3</meta:editing-cycles>
    <meta:generator>OpenOffice/4.1.1$Win32 OpenOffice.org_project/411m6$Build-9775</meta:generator>
    <dc:date>2016-01-28T23:23:05.82</dc:date>
    <meta:document-statistic meta:table-count="0" meta:image-count="0" meta:object-count="0" meta:page-count="2" meta:paragraph-count="39" meta:word-count="388" meta:character-count="1688"/>
    <meta:user-defined meta:name="Info 1"/>
    <meta:user-defined meta:name="Info 2"/>
    <meta:user-defined meta:name="Info 3"/>
    <meta:user-defined meta:name="Info 4"/>
  </office:meta>
</office:document-meta>
</file>